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Nik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5">
            <text:p>10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154.474616665755">
            <text:p>$154,47</text:p>
          </table:table-cell>
          <table:table-cell table:style-name="ce5" table:formula="of:=[.F2]-[.B3]/[.B4]" office:value-type="currency" office:currency="USD" office:value="154.474616665755">
            <text:p>$154,47</text:p>
          </table:table-cell>
          <table:table-cell table:style-name="ce15" table:formula="of:=[.G2]/1.07" office:value-type="currency" office:currency="EUR" office:value="144.368800622201">
            <text:p>144,3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99.3623515380773">
            <text:p>$99,36</text:p>
          </table:table-cell>
          <table:table-cell table:style-name="ce7" table:formula="of:=[.F3]-[.B3]/[.B4]" office:value-type="currency" office:currency="USD" office:value="99.3623515380773">
            <text:p>$99,36</text:p>
          </table:table-cell>
          <table:table-cell table:style-name="ce16" table:formula="of:=[.G3]/1.07" office:value-type="currency" office:currency="EUR" office:value="92.8620107832499">
            <text:p>92,8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5.2377631514354">
            <text:p>95,2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578">
            <text:p>1,578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6.9603615801923">
            <text:p>$56,96</text:p>
          </table:table-cell>
          <table:table-cell table:style-name="ce14" table:formula="of:=[.F4]-[.B3]/[.B4]" office:value-type="currency" office:currency="USD" office:value="56.9603615801923">
            <text:p>$56,96</text:p>
          </table:table-cell>
          <table:table-cell table:style-name="ce17" table:formula="of:=[.G4]/1.07" office:value-type="currency" office:currency="EUR" office:value="53.2339827852264">
            <text:p>53,2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75">
            <text:p>$3,7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875">
            <text:p>$1,88</text:p>
          </table:table-cell>
          <table:table-cell table:style-name="ce5"/>
          <table:table-cell table:style-name="ce5" table:formula="of:=[.B8]/(1+[.D2])^(1/4)" office:value-type="currency" office:currency="USD" office:value="1.84788442816367">
            <text:p>$1,85</text:p>
          </table:table-cell>
          <table:table-cell table:style-name="ce7" table:formula="of:=[.B5]/2" office:value-type="currency" office:currency="USD" office:value="1.875">
            <text:p>$1,88</text:p>
          </table:table-cell>
          <table:table-cell table:style-name="ce7"/>
          <table:table-cell table:style-name="ce7" table:formula="of:=[.E8]/(1+[.D3])^(1/4)" office:value-type="currency" office:currency="USD" office:value="1.83926934773919">
            <text:p>$1,84</text:p>
          </table:table-cell>
          <table:table-cell table:style-name="ce8" table:formula="of:=[.B5]/2" office:value-type="currency" office:currency="USD" office:value="1.875">
            <text:p>$1,88</text:p>
          </table:table-cell>
          <table:table-cell table:style-name="ce8"/>
          <table:table-cell table:style-name="ce8" table:formula="of:=[.H8]/(1+[.D4])^(1/4)" office:value-type="currency" office:currency="USD" office:value="1.83085141814308">
            <text:p>$1,8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825">
            <text:p>$3,83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USD" office:value="3.60849056603774">
            <text:p>$3,61</text:p>
          </table:table-cell>
          <table:table-cell table:formula="of:=[.B5]*(1+[.F9])" office:value-type="currency" office:currency="USD" office:value="3.75">
            <text:p>$3,75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USD" office:value="3.47222222222222">
            <text:p>$3,47</text:p>
          </table:table-cell>
          <table:table-cell table:formula="of:=[.B5]*(1+[.I9])" office:value-type="currency" office:currency="USD" office:value="3.375">
            <text:p>$3,38</text:p>
          </table:table-cell>
          <table:table-cell office:value-type="percentage" office:value="-0.1">
            <text:p>-10,00%</text:p>
          </table:table-cell>
          <table:table-cell table:formula="of:=[.H9]/(1+[.$D$4])^[.A9]" office:value-type="currency" office:currency="USD" office:value="3.06818181818182">
            <text:p>$3,0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78125">
            <text:p>$4,78</text:p>
          </table:table-cell>
          <table:table-cell office:value-type="percentage" office:value="0.25">
            <text:p>25,00%</text:p>
          </table:table-cell>
          <table:table-cell table:formula="of:=[.B10]/(1+[.$D$2])^[.A10]" office:value-type="currency" office:currency="USD" office:value="4.25529547881808">
            <text:p>$4,26</text:p>
          </table:table-cell>
          <table:table-cell table:formula="of:=[.E9]*(1+[.F10])" office:value-type="currency" office:currency="USD" office:value="4.6125">
            <text:p>$4,61</text:p>
          </table:table-cell>
          <table:table-cell office:value-type="percentage" office:value="0.23">
            <text:p>23,00%</text:p>
          </table:table-cell>
          <table:table-cell table:formula="of:=[.E10]/(1+[.$D$3])^[.A10]" office:value-type="currency" office:currency="USD" office:value="3.95447530864197">
            <text:p>$3,95</text:p>
          </table:table-cell>
          <table:table-cell table:formula="of:=[.H9]*(1+[.I10])" office:value-type="currency" office:currency="USD" office:value="3.54375">
            <text:p>$3,54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2.92871900826446">
            <text:p>$2,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8809375">
            <text:p>$5,88</text:p>
          </table:table-cell>
          <table:table-cell office:value-type="percentage" office:value="0.23">
            <text:p>23,00%</text:p>
          </table:table-cell>
          <table:table-cell table:formula="of:=[.B11]/(1+[.$D$2])^[.A11]" office:value-type="currency" office:currency="USD" office:value="4.93774852730778">
            <text:p>$4,94</text:p>
          </table:table-cell>
          <table:table-cell table:formula="of:=[.E10]*(1+[.F11])" office:value-type="currency" office:currency="USD" office:value="5.581125">
            <text:p>$5,58</text:p>
          </table:table-cell>
          <table:table-cell office:value-type="percentage" office:value="0.21">
            <text:p>21,00%</text:p>
          </table:table-cell>
          <table:table-cell table:formula="of:=[.E11]/(1+[.$D$3])^[.A11]" office:value-type="currency" office:currency="USD" office:value="4.43047696616369">
            <text:p>$4,43</text:p>
          </table:table-cell>
          <table:table-cell table:formula="of:=[.H10]*(1+[.I11])" office:value-type="currency" office:currency="USD" office:value="3.7209375">
            <text:p>$3,72</text:p>
          </table:table-cell>
          <table:table-cell office:value-type="percentage" office:value="0.05">
            <text:p>5,00%</text:p>
          </table:table-cell>
          <table:table-cell table:formula="of:=[.H11]/(1+[.$D$4])^[.A11]" office:value-type="currency" office:currency="USD" office:value="2.79559541697971">
            <text:p>$2,8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6.527840625">
            <text:p>$6,53</text:p>
          </table:table-cell>
          <table:table-cell office:value-type="percentage" office:value="0.11">
            <text:p>11,00%</text:p>
          </table:table-cell>
          <table:table-cell table:formula="of:=[.B12]/(1+[.$D$2])^[.A12]" office:value-type="currency" office:currency="USD" office:value="5.17066119369022">
            <text:p>$5,17</text:p>
          </table:table-cell>
          <table:table-cell table:formula="of:=[.E11]*(1+[.F12])" office:value-type="currency" office:currency="USD" office:value="5.80437">
            <text:p>$5,80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4.26638522667615">
            <text:p>$4,27</text:p>
          </table:table-cell>
          <table:table-cell table:formula="of:=[.H11]*(1+[.I12])" office:value-type="currency" office:currency="USD" office:value="3.906984375">
            <text:p>$3,91</text:p>
          </table:table-cell>
          <table:table-cell office:value-type="percentage" office:value="0.05">
            <text:p>5,00%</text:p>
          </table:table-cell>
          <table:table-cell table:formula="of:=[.H12]/(1+[.$D$4])^[.A12]" office:value-type="currency" office:currency="USD" office:value="2.66852289802609">
            <text:p>$2,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7.11534628125">
            <text:p>$7,12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5.31700066143617">
            <text:p>$5,32</text:p>
          </table:table-cell>
          <table:table-cell table:formula="of:=[.E12]*(1+[.F13])" office:value-type="currency" office:currency="USD" office:value="6.0365448">
            <text:p>$6,04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4.10837095902148">
            <text:p>$4,11</text:p>
          </table:table-cell>
          <table:table-cell table:formula="of:=[.H12]*(1+[.I13])" office:value-type="currency" office:currency="USD" office:value="4.02419390625">
            <text:p>$4,02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2.49870780451534">
            <text:p>$2,5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7.7557274465625">
            <text:p>$7,76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5.46748181223153">
            <text:p>$5,47</text:p>
          </table:table-cell>
          <table:table-cell table:formula="of:=[.E13]*(1+[.F14])" office:value-type="currency" office:currency="USD" office:value="6.278006592">
            <text:p>$6,28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3.95620907165031">
            <text:p>$3,96</text:p>
          </table:table-cell>
          <table:table-cell table:formula="of:=[.H13]*(1+[.I14])" office:value-type="currency" office:currency="USD" office:value="4.1449197234375">
            <text:p>$4,14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2.33969912604618">
            <text:p>$2,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8.3761856422875">
            <text:p>$8,38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USD" office:value="5.57064184642458">
            <text:p>$5,57</text:p>
          </table:table-cell>
          <table:table-cell table:formula="of:=[.E14]*(1+[.F15])" office:value-type="currency" office:currency="USD" office:value="6.52912685568">
            <text:p>$6,53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3.80968280973734">
            <text:p>$3,81</text:p>
          </table:table-cell>
          <table:table-cell table:formula="of:=[.H14]*(1+[.I15])" office:value-type="currency" office:currency="USD" office:value="4.26926731514063">
            <text:p>$4,27</text:p>
          </table:table-cell>
          <table:table-cell office:value-type="percentage" office:value="0.03">
            <text:p>3,00%</text:p>
          </table:table-cell>
          <table:table-cell table:formula="of:=[.H15]/(1+[.$D$4])^[.A15]" office:value-type="currency" office:currency="USD" office:value="2.19080918166142">
            <text:p>$2,1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0462804936705">
            <text:p>$9,05</text:p>
          </table:table-cell>
          <table:table-cell office:value-type="percentage" office:value="0.08">
            <text:p>8,00%</text:p>
          </table:table-cell>
          <table:table-cell table:formula="of:=[.B16]/(1+[.$D$2])^[.A16]" office:value-type="currency" office:currency="USD" office:value="5.67574829635712">
            <text:p>$5,68</text:p>
          </table:table-cell>
          <table:table-cell table:formula="of:=[.E15]*(1+[.F16])" office:value-type="currency" office:currency="USD" office:value="6.7902919299072">
            <text:p>$6,79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USD" office:value="3.66858344641373">
            <text:p>$3,67</text:p>
          </table:table-cell>
          <table:table-cell table:formula="of:=[.H15]*(1+[.I16])" office:value-type="currency" office:currency="USD" office:value="4.39734533459485">
            <text:p>$4,40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2.05139405191933">
            <text:p>$2,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67952012822744">
            <text:p>$9,68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5.72929309160577">
            <text:p>$5,73</text:p>
          </table:table-cell>
          <table:table-cell table:formula="of:=[.E16]*(1+[.F17])" office:value-type="currency" office:currency="USD" office:value="7.06190360710349">
            <text:p>$7,06</text:p>
          </table:table-cell>
          <table:table-cell office:value-type="percentage" office:value="0.04">
            <text:p>4,00%</text:p>
          </table:table-cell>
          <table:table-cell table:formula="of:=[.E17]/(1+[.$D$3])^[.A17]" office:value-type="currency" office:currency="USD" office:value="3.53270998543544">
            <text:p>$3,53</text:p>
          </table:table-cell>
          <table:table-cell table:formula="of:=[.H16]*(1+[.I17])" office:value-type="currency" office:currency="USD" office:value="4.52926569463269">
            <text:p>$4,53</text:p>
          </table:table-cell>
          <table:table-cell office:value-type="percentage" office:value="0.03">
            <text:p>3,00%</text:p>
          </table:table-cell>
          <table:table-cell table:formula="of:=[.H17]/(1+[.$D$4])^[.A17]" office:value-type="currency" office:currency="USD" office:value="1.92085079406992">
            <text:p>$1,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3570865372034">
            <text:p>$10,36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5.78334302643224">
            <text:p>$5,78</text:p>
          </table:table-cell>
          <table:table-cell table:formula="of:=[.E17]*(1+[.F18])" office:value-type="currency" office:currency="USD" office:value="7.34437975138763">
            <text:p>$7,34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USD" office:value="3.40186887486376">
            <text:p>$3,40</text:p>
          </table:table-cell>
          <table:table-cell table:formula="of:=[.H17]*(1+[.I18])" office:value-type="currency" office:currency="USD" office:value="4.66514366547167">
            <text:p>$4,67</text:p>
          </table:table-cell>
          <table:table-cell office:value-type="percentage" office:value="0.03">
            <text:p>3,00%</text:p>
          </table:table-cell>
          <table:table-cell table:formula="of:=[.H18]/(1+[.$D$4])^[.A18]" office:value-type="currency" office:currency="USD" office:value="1.79861483444729">
            <text:p>$1,8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53.3635889285049">
            <text:p>$53,36</text:p>
          </table:table-cell>
          <table:table-cell/>
          <table:table-cell table:style-name="ce7"/>
          <table:table-cell table:formula="of:=SUM([.G8:.G18])" office:value-type="currency" office:currency="USD" office:value="40.4402542185653">
            <text:p>$40,44</text:p>
          </table:table-cell>
          <table:table-cell/>
          <table:table-cell table:style-name="ce8"/>
          <table:table-cell table:formula="of:=SUM([.J8:.J18])" office:value-type="currency" office:currency="USD" office:value="26.0919463522547">
            <text:p>$26,0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86.42755766966">
            <text:p>$186,43</text:p>
          </table:table-cell>
          <table:table-cell table:style-name="ce5"/>
          <table:table-cell table:formula="of:=[.B20]/(1+[.D2])^([.A18]+1/2)" office:value-type="currency" office:currency="USD" office:value="101.11102773725">
            <text:p>$101,11</text:p>
          </table:table-cell>
          <table:table-cell table:formula="of:=[.E18]*[.D5]" office:value-type="currency" office:currency="USD" office:value="132.198835524977">
            <text:p>$132,20</text:p>
          </table:table-cell>
          <table:table-cell table:style-name="ce7"/>
          <table:table-cell table:formula="of:=[.E20]/(1+[.D3])^([.A18]+1/2)" office:value-type="currency" office:currency="USD" office:value="58.9220973195121">
            <text:p>$58,92</text:p>
          </table:table-cell>
          <table:table-cell table:formula="of:=[.H18]*[.D5]" office:value-type="currency" office:currency="USD" office:value="83.9725859784901">
            <text:p>$83,97</text:p>
          </table:table-cell>
          <table:table-cell table:style-name="ce8"/>
          <table:table-cell table:formula="of:=[.H20]/(1+[.D4])^([.A18]+1/2)" office:value-type="currency" office:currency="USD" office:value="30.8684152279376">
            <text:p>$30,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4:0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4:09:08.64</dc:date>
    <dc:creator>aaa </dc:creator>
    <meta:editing-duration>P2DT17H31M7S</meta:editing-duration>
    <meta:editing-cycles>44</meta:editing-cycles>
    <meta:generator>OpenOffice/4.1.5$Win32 OpenOffice.org_project/415m1$Build-9789</meta:generator>
    <meta:document-statistic meta:table-count="5" meta:cell-count="691" meta:object-count="0"/>
  </office:meta>
</office:document-meta>
</file>